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5cm" svg:height="1.9cm" svg:x="7.1cm" svg:y="1cm">
          <text:p text:style-name="P1">CALCULATE pa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10.85cm" svg:y1="2.9cm" svg:x2="3.15cm" svg:y2="6.2cm" draw:start-shape="id1" draw:start-glue-point="6" draw:end-shape="id2" draw:end-glue-point="4" svg:d="M10850 2900v1651h-7700v1649" svg:viewBox="0 0 7701 3301">
          <text:p/>
        </draw:connector>
        <draw:custom-shape draw:style-name="gr1" draw:text-style-name="P1" xml:id="id2" draw:id="id2" draw:layer="layout" svg:width="6.5cm" svg:height="2.6cm" svg:x="-0.1cm" svg:y="6.2cm">
          <text:p text:style-name="P1">INPUT number of </text:p>
          <text:p text:style-name="P1">hours worked, </text:p>
          <text:p text:style-name="P1">pay rate<text:tab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6.8cm" svg:height="2.2cm" svg:x="14.2cm" svg:y="6.6cm">
          <text:p text:style-name="P1">DISPLAY total pa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line-skew="-0.251cm" svg:x1="10.85cm" svg:y1="2.9cm" svg:x2="17.6cm" svg:y2="6.6cm" draw:start-shape="id1" draw:start-glue-point="6" draw:end-shape="id3" draw:end-glue-point="4" svg:d="M10850 2900v1600h6750v2100" svg:viewBox="0 0 6751 3701">
          <text:p/>
        </draw:connector>
        <draw:custom-shape draw:style-name="gr1" draw:text-style-name="P1" xml:id="id4" draw:id="id4" draw:layer="layout" svg:width="7.3cm" svg:height="2.2cm" svg:x="7cm" svg:y="10.3cm">
          <text:p text:style-name="P1">CALCULATE total pa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10.811cm" svg:y1="3.553cm" svg:x2="10.65cm" svg:y2="10.3cm" draw:end-shape="id4" draw:end-glue-point="4" svg:d="M10811 3553v3123h-161v3624" svg:viewBox="0 0 162 6748">
          <text:p/>
        </draw:connector>
        <draw:custom-shape draw:style-name="gr1" draw:text-style-name="P1" xml:id="id5" draw:id="id5" draw:layer="layout" svg:width="6.8cm" svg:height="1.7cm" svg:x="0.9cm" svg:y="16.4cm">
          <text:p text:style-name="P1">CALCULATE basic pa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7cm" svg:y1="11.4cm" svg:x2="4.3cm" svg:y2="16.4cm" draw:start-shape="id4" draw:start-glue-point="5" draw:end-shape="id5" draw:end-glue-point="4" svg:d="M7000 11400h-2700v5000" svg:viewBox="0 0 2701 5001">
          <text:p/>
        </draw:connector>
        <draw:custom-shape draw:style-name="gr1" draw:text-style-name="P1" xml:id="id6" draw:id="id6" draw:layer="layout" svg:width="7.6cm" svg:height="1.5cm" svg:x="13cm" svg:y="16.7cm">
          <text:p text:style-name="P1">CALCULATE overtime pa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14.3cm" svg:y1="11.4cm" svg:x2="16.8cm" svg:y2="16.7cm" draw:start-shape="id4" draw:start-glue-point="7" draw:end-shape="id6" draw:end-glue-point="0" svg:d="M14300 11400h2500v5300" svg:viewBox="0 0 2501 5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2:11:15.793000000</meta:creation-date>
    <meta:generator>LibreOffice/4.2.5.2$Windows_x86 LibreOffice_project/61cb170a04bb1f12e77c884eab9192be736ec5f5</meta:generator>
    <dc:date>2014-11-17T12:15:36.197000000</dc:date>
    <meta:editing-duration>P0D</meta:editing-duration>
    <meta:editing-cycles>1</meta:editing-cycles>
    <meta:document-statistic meta:object-count="11"/>
  </office:meta>
</office:document-meta>
</file>